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ExtClient.searchTest( DirContext dirContext , String searchBase , String searchFilter , int scope , long countlim , int timelim , String [ ] attrs , boolean retobj , boolean de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dapExtClient.connect( String host , String port , String rootdn , String username , String password , String connTimeOut , boolean sec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dapExtClient.compare( DirContext dirContext , String filter , String entry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ExtClient.disconnect( DirContext di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ExtClient.createTest( DirContext dirContext , Attributes attributes ,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ExtClient.moddnOp( DirContext dirContext , String ddn , String new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ExtClient.modifyTest( DirContext dirContext , ModificationItem [ ] mods ,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ExtClient.LdapEx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ExtClient.deleteTest( DirContext dirContext ,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